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color="#000080" draw:fill="none" draw:fill-color="#ffffff" draw:auto-grow-height="true" draw:auto-grow-width="false" fo:max-height="0cm" fo:min-height="9.402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color="#000080" draw:fill="none" draw:fill-color="#ffffff" draw:auto-grow-height="true" draw:auto-grow-width="false" fo:max-height="0cm" fo:min-height="4.322cm"/>
    </style:style>
    <style:style style:name="gr6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cm"/>
    </style:style>
    <style:style style:name="gr8" style:family="graphic" style:parent-style-name="objectwithoutfill">
      <style:graphic-properties draw:stroke="dash" draw:stroke-dash="Fine_20_Dashed" svg:stroke-width="0.05cm" svg:stroke-color="#000000" draw:marker-start-width="0.355cm" draw:marker-end="Triangle_20_unfilled" draw:marker-end-width="0.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2.3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fo:min-height="2.095cm"/>
    </style:style>
    <style:style style:name="pr4" style:family="presentation" style:parent-style-name="Default-outline1">
      <style:graphic-properties fo:min-height="12.102cm"/>
    </style:style>
    <style:style style:name="pr5" style:family="presentation" style:parent-style-name="Default-notes">
      <style:graphic-properties draw:fill-color="#ffffff" fo:min-height="11.381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fo:min-height="3.04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5cm" fo:margin-bottom="0cm" fo:text-align="center"/>
    </style:style>
    <style:style style:name="P9" style:family="paragraph">
      <style:paragraph-properties fo:margin-top="1cm" fo:margin-bottom="0cm"/>
    </style:style>
    <style:style style:name="P10" style:family="paragraph">
      <style:paragraph-properties fo:margin-left="0cm" fo:margin-right="0cm" fo:margin-top="0.5cm" fo:margin-bottom="0cm" fo:text-align="center" fo:text-indent="0cm"/>
    </style:style>
    <style:style style:name="P11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2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3" style:family="paragraph">
      <style:paragraph-properties fo:margin-top="0.3cm" fo:margin-bottom="0cm"/>
    </style:style>
    <style:style style:name="P14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0pt" style:font-size-asian="20pt" style:font-size-complex="20pt"/>
    </style:style>
    <style:style style:name="P19" style:family="paragraph">
      <style:paragraph-properties fo:margin-top="0.2cm" fo:margin-bottom="0cm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00080" style:font-name="Courier New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0000" style:font-name="Courier New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000080"/>
    </style:style>
    <style:style style:name="T9" style:family="text">
      <style:text-properties fo:color="#008000" style:font-name="Courier New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8000" style:font-name="Courier New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80"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000080" fo:font-style="normal" style:font-style-asian="normal" style:font-style-complex="normal"/>
    </style:style>
    <style:style style:name="T15" style:family="text">
      <style:text-properties style:font-name="Liberation Mono"/>
    </style:style>
    <style:style style:name="T16" style:family="text">
      <style:text-properties style:font-name="Liberation Mono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ff0000"/>
    </style:style>
    <style:style style:name="T19" style:family="text">
      <style:text-properties style:font-name="Courier New" fo:font-weight="bold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fo:color="#000080" fo:font-style="italic" style:text-underline-style="none" style:font-style-asian="italic" style:font-style-complex="italic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Liberation Mono" fo:font-size="20pt" style:font-size-asian="20pt" style:font-size-complex="20pt"/>
    </style:style>
    <style:style style:name="T27" style:family="text">
      <style:text-properties style:font-name="Liberation Mono" fo:font-size="20pt" style:text-underline-style="solid" style:text-underline-width="auto" style:text-underline-color="font-color" style:font-size-asian="20pt" style:font-size-complex="20pt"/>
    </style:style>
    <style:style style:name="T28" style:family="text">
      <style:text-properties style:font-name="Liberation Mono" fo:font-size="20pt" style:text-underline-style="none" style:font-size-asian="20pt" style:font-size-complex="20pt"/>
    </style:style>
    <style:style style:name="T29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font-name="Liberation Mono" fo:font-style="normal" style:font-style-asian="normal" style:font-style-complex="normal"/>
    </style:style>
    <style:style style:name="T32" style:family="text">
      <style:text-properties style:font-name="Liberation Mono"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5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ype Checking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Type Checking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4"><text:span text:style-name="T2">Verify that the rules for using different types are obeyed, and that the correct types are used in function calls, assignments, and other program elements.</text:span></text:p>
              </text:list-item>
              <text:list-item>
                <text:p text:style-name="P5"><text:span text:style-name="T3">Example:</text:span></text:p>
              </text:list-item>
              <text:list-item>
                <text:p text:style-name="P4"><text:span text:style-name="T3">lst = [</text:span><text:span text:style-name="T4">"cat", "dog", "rat"</text:span><text:span text:style-name="T3">]</text:span></text:p>
              </text:list-item>
              <text:list-item>
                <text:p text:style-name="P4"><text:span text:style-name="T3">sum( lst ) <text:s text:c="10"/># </text:span><text:span text:style-name="T5">type error</text:span></text:p>
              </text:list-item>
              <text:list-item>
                <text:p text:style-name="P4"><text:span text:style-name="T3">for x in range(1.0,4.0): <text:s text:c="2"/></text:span></text:p>
              </text:list-item>
              <text:list-item>
                <text:p text:style-name="P4"><text:span text:style-name="T3"><text:s text:c="4"/></text:span><text:span text:style-name="T3"># </text:span><text:span text:style-name="T5">type error: int required</text:span></text:p>
              </text:list-item>
              <text:list-item>
                <text:p text:style-name="P4"><text:span text:style-name="T3"><text:s text:c="4"/></text:span><text:span text:style-name="T3">print(x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Static versus Dynamic</text:p>
          </draw:text-box>
        </draw:frame>
        <draw:frame presentation:style-name="pr4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6">static</text:span><text:span text:style-name="T2"> - fixed, unchanging, immobile</text:span></text:p>
              </text:list-item>
              <text:list-item>
                <text:p text:style-name="P7">In computer programming:</text:p>
              </text:list-item>
              <text:list-item>
                <text:p text:style-name="P8"><text:span text:style-name="T7">anything that is done or known before run-time</text:span><text:span text:style-name="T2">.</text:span></text:p>
              </text:list-item>
              <text:list-item>
                <text:p text:style-name="P9">"<text:span text:style-name="T8">static content</text:span>" - fixed content in a web application, such as images, fonts, CSS files, fixed web pages.</text:p>
              </text:list-item>
              <text:list-item>
                <text:p text:style-name="P9">"<text:span text:style-name="T8">static type checking</text:span>" - type checking done before the program is run.</text:p>
              </text:list-item>
              <text:list-item>
                <text:p><text:s text:c="4"/>- may be done by compiler or static type checking tool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Static versus Dynamic</text:p>
          </draw:text-box>
        </draw:frame>
        <draw:frame presentation:style-name="pr4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6">dynamic</text:span><text:span text:style-name="T2"> - characterized by change or activity</text:span></text:p>
              </text:list-item>
              <text:list-item>
                <text:p text:style-name="P7">In computer programming:</text:p>
                <text:p text:style-name="P10"><text:span text:style-name="T7">anything that is done, created, or known</text:span><text:span text:style-name="T7"><text:line-break/></text:span><text:span text:style-name="T7">only when the code is run</text:span><text:span text:style-name="T2">.</text:span></text:p>
              </text:list-item>
              <text:list-item>
                <text:p text:style-name="P9">"<text:span text:style-name="T8">dynamic content</text:span>" - web pages generated at run-time from a template. Content that changes over time.</text:p>
              </text:list-item>
              <text:list-item>
                <text:p text:style-name="P9">"<text:span text:style-name="T8">dynamic type checking</text:span>" - verify type rules while the program is running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Does Python Do Dynamic Type Checking?</text:span></text:p>
              </text:list-header>
            </text:list>
          </draw:text-box>
        </draw:frame>
        <draw:frame presentation:style-name="pr7" draw:text-style-name="P2" draw:layer="layout" svg:width="22.005cm" svg:height="3.986cm" svg:x="1.873cm" svg:y="3.888cm" presentation:class="outline" presentation:user-transformed="true">
          <draw:text-box>
            <text:p text:style-name="P11"><text:span text:style-name="T1">Answer is not obvious.</text:span></text:p>
            <text:p text:style-name="P11"><text:span text:style-name="T1">Consider this:</text:span></text:p>
            <text:list text:style-name="L4">
              <text:list-header>
                <text:p text:style-name="P12"><text:span text:style-name="T1"/></text:p>
              </text:list-header>
            </text:list>
          </draw:text-box>
        </draw:frame>
        <draw:frame draw:style-name="gr3" draw:text-style-name="P3" draw:layer="layout" svg:width="20.574cm" svg:height="9.652cm" svg:x="2.286cm" svg:y="6.858cm">
          <draw:text-box>
            <text:p><text:span text:style-name="T9"># what </text:span><text:span text:style-name="T10">type</text:span><text:span text:style-name="T9"> is required for x and y?</text:span></text:p>
            <text:p text:style-name="P13"><text:span text:style-name="T11">def join(x, y):</text:span></text:p>
            <text:p text:style-name="P13"><text:span text:style-name="T11"><text:s text:c="4"/></text:span><text:span text:style-name="T11">return x + y</text:span></text:p>
            <text:p text:style-name="P13"><text:span text:style-name="T11"/></text:p>
            <text:p text:style-name="P13"><text:span text:style-name="T11">join(2, 3)</text:span></text:p>
            <text:p text:style-name="P13"><text:span text:style-name="T11">join("hi", "bye")</text:span></text:p>
            <text:p text:style-name="P13"><text:span text:style-name="T11">join(Fraction(1,2), Fraction(2,3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What Some People Say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 text:style-name="P5">Python does dynamic type checking.</text:p>
              </text:list-item>
              <text:list-item>
                <text:p text:style-name="P5">Python associates types with <text:span text:style-name="T12">values</text:span><text:span text:style-name="T13"> rather than </text:span><text:span text:style-name="T12">variables</text:span><text:span text:style-name="T13">.</text:span></text:p>
              </text:list-item>
              <text:list-item>
                <text:p text:style-name="P5"><text:span text:style-name="T13">Type checking is done on </text:span><text:span text:style-name="T14">values</text:span><text:span text:style-name="T13">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Static versus Dynamic Binding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"<text:span text:style-name="T8">Binding</text:span>" refers to association of names with particular pieces of code.</text:p>
              </text:list-item>
              <text:list-item>
                <text:p/>
              </text:list-item>
              <text:list-item>
                <text:p>Static Binding - a name is "bound" to particular code in an unchanging (static) way.</text:p>
              </text:list-item>
              <text:list-item>
                <text:p/>
              </text:list-item>
              <text:list-item>
                <text:p>Dynamic Binding - a name is "bound" to code in a dynamic, changing way (at run-time)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@staticmethod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15">class Fraction:</text:span></text:p>
              </text:list-item>
              <text:list-item>
                <text:p><text:span text:style-name="T15"><text:s text:c="4"/></text:span><text:span text:style-name="T16">@staticmethod</text:span></text:p>
              </text:list-item>
              <text:list-item>
                <text:p><text:span text:style-name="T15"><text:s text:c="4"/></text:span><text:span text:style-name="T15">def gcd( m, n):</text:span></text:p>
              </text:list-item>
              <text:list-item>
                <text:p><text:span text:style-name="T15"><text:s text:c="8"/></text:span><text:span text:style-name="T15">"""greatest common divisor"""</text:span></text:p>
              </text:list-item>
              <text:list-item>
                <text:p><text:span text:style-name="T15"><text:s text:c="8"/></text:span><text:span text:style-name="T15"># use Euclid's algorithm</text:span></text:p>
              </text:list-item>
              <text:list-item>
                <text:p/>
              </text:list-item>
              <text:list-item>
                <text:p>gcd is <text:span text:style-name="T17">statically bound</text:span>. <text:s/>We know <text:span text:style-name="T17">exactly</text:span> <text:span text:style-name="T18">what code</text:span> will be <text:span text:style-name="T18">invoked</text:span> even <text:span text:style-name="T18">before</text:span> the program is run!</text:p>
              </text:list-item>
              <text:list-item>
                <text:p text:style-name="P9"><text:span text:style-name="T15">x = Fraction.gcd(60, 75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Dynamic binding</text:p>
          </draw:text-box>
        </draw:frame>
        <draw:frame presentation:style-name="pr4" draw:layer="layout" svg:width="23.114cm" svg:height="14.399cm" svg:x="1.27cm" svg:y="3.889cm" presentation:class="outline" presentation:user-transformed="true">
          <draw:text-box>
            <text:list text:style-name="L3">
              <text:list-item>
                <text:p text:style-name="P14"><text:span text:style-name="T15">lst = [ Fraction(2,3), "hello",</text:span><text:span text:style-name="T15"><text:line-break/></text:span><text:span text:style-name="T15"> <text:s text:c="5"/>datetime.now() ]</text:span></text:p>
              </text:list-item>
              <text:list-item>
                <text:p text:style-name="P14"><text:span text:style-name="T15">for x in lst:</text:span></text:p>
              </text:list-item>
              <text:list-item>
                <text:p><text:span text:style-name="T15"><text:s text:c="4"/></text:span><text:span text:style-name="T15">print( </text:span><text:span text:style-name="T16">str(x)</text:span><text:span text:style-name="T15"> )</text:span></text:p>
              </text:list-item>
              <text:list-item>
                <text:p><text:span text:style-name="T15">2/3</text:span></text:p>
              </text:list-item>
              <text:list-item>
                <text:p><text:span text:style-name="T15">'hello'</text:span></text:p>
              </text:list-item>
              <text:list-item>
                <text:p><text:span text:style-name="T15">2019-11-17 15:50:34</text:span></text:p>
              </text:list-item>
              <text:list-item>
                <text:p/>
              </text:list-item>
              <text:list-item>
                <text:p><text:span text:style-name="T19">str(x)</text:span> is <text:span text:style-name="T18">dynamically bound</text:span> to the __str__() method of a particular class (Fraction, string, datetime).</text:p>
              </text:list-item>
              <text:list-item>
                <text:p>We don't know <text:span text:style-name="T18">until run-time</text:span> what kind of object x refers to, or which class's __str__() method should be invoked.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layer="layout" svg:width="23.114cm" svg:height="3.309cm" svg:x="1.27cm" svg:y="-0.232cm" presentation:class="title" presentation:user-transformed="true">
          <draw:text-box>
            <text:p>Static Checking &amp; Software Correctness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We want our software to be correct (of course).</text:p>
              </text:list-item>
              <text:list-item>
                <text:p/>
              </text:list-item>
              <text:list-item>
                <text:p><text:span text:style-name="T20">Static type checking finds some programming errors before the program is run.</text:span></text:p>
              </text:list-item>
              <text:list-item>
                <text:p><text:span text:style-name="T20">Some type errors may also indicate </text:span><text:span text:style-name="T21">logic errors</text:span><text:span text:style-name="T22">.</text:span><text:span text:style-name="T20"> </text:span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4" draw:layer="layout" svg:width="21.956cm" svg:height="15.24cm" svg:x="1.874cm" svg:y="3.302cm" presentation:class="outline" presentation:user-transformed="true">
          <draw:text-box>
            <text:list text:style-name="L3">
              <text:list-item>
                <text:p><text:span text:style-name="T15">class Scorecard:</text:span></text:p>
              </text:list-item>
              <text:list-item>
                <text:p><text:span text:style-name="T15"><text:s text:c="4"/></text:span><text:span text:style-name="T15">"""Accumulate scores and compute their average."""</text:span></text:p>
              </text:list-item>
              <text:list-item>
                <text:p><text:span text:style-name="T15"><text:s text:c="4"/></text:span><text:span text:style-name="T15">def __init__(self):</text:span></text:p>
              </text:list-item>
              <text:list-item>
                <text:p><text:span text:style-name="T15"><text:s text:c="8"/></text:span><text:span text:style-name="T15">self.scores = []</text:span></text:p>
              </text:list-item>
              <text:list-item>
                <text:p><text:span text:style-name="T15"/></text:p>
              </text:list-item>
              <text:list-item>
                <text:p><text:span text:style-name="T15"><text:s text:c="4"/></text:span><text:span text:style-name="T15">def add_score(self, score):</text:span></text:p>
              </text:list-item>
              <text:list-item>
                <text:p><text:span text:style-name="T15"><text:s text:c="8"/></text:span><text:span text:style-name="T15">self.scores.append(score)</text:span></text:p>
              </text:list-item>
              <text:list-item>
                <text:p><text:span text:style-name="T15"/></text:p>
              </text:list-item>
              <text:list-item>
                <text:p><text:span text:style-name="T15"><text:s text:c="4"/></text:span><text:span text:style-name="T15">def average(self):</text:span></text:p>
              </text:list-item>
              <text:list-item>
                <text:p><text:span text:style-name="T15"><text:s text:c="8"/></text:span><text:span text:style-name="T15">"""return average of all scores"""</text:span></text:p>
              </text:list-item>
              <text:list-item>
                <text:p><text:span text:style-name="T15"><text:s text:c="8"/></text:span><text:span text:style-name="T15">return sum(self.scores)/len(self.scores)</text:span></text:p>
              </text:list-item>
              <text:list-item>
                <text:p><text:span text:style-name="T15"/></text:p>
              </text:list-item>
              <text:list-item>
                <text:p><text:span text:style-name="T15">if __name__ == "__main__":</text:span></text:p>
              </text:list-item>
              <text:list-item>
                <text:p><text:span text:style-name="T15"><text:s text:c="4"/></text:span><text:span text:style-name="T15">scores = Scorecard()</text:span></text:p>
              </text:list-item>
              <text:list-item>
                <text:p><text:span text:style-name="T15"><text:s text:c="4"/></text:span><text:span text:style-name="T15">n = input("input a score: ")</text:span></text:p>
              </text:list-item>
              <text:list-item>
                <text:p><text:span text:style-name="T23"><text:s text:c="4"/></text:span><text:span text:style-name="T23">scores.</text:span><text:span text:style-name="T15">add_score</text:span><text:span text:style-name="T15">(n)</text:span></text:p>
              </text:list-item>
              <text:list-item>
                <text:p><text:span text:style-name="T15"><text:s text:c="4"/></text:span><text:span text:style-name="T15">n = input("input another score: ")</text:span></text:p>
              </text:list-item>
              <text:list-item>
                <text:p><text:span text:style-name="T23"><text:s text:c="4"/></text:span><text:span text:style-name="T23">scores.</text:span><text:span text:style-name="T15">add_score</text:span><text:span text:style-name="T15">(n)</text:span></text:p>
              </text:list-item>
              <text:list-item>
                <text:p><text:span text:style-name="T15"><text:s text:c="4"/></text:span><text:span text:style-name="T15">print("The average is " + scores.average())</text:span></text:p>
              </text:list-item>
              <text:list-item>
                <text:p/>
              </text:list-item>
            </text:list>
          </draw:text-box>
        </draw:frame>
        <draw:frame draw:style-name="gr5" draw:text-style-name="P16" draw:layer="layout" svg:width="8.89cm" svg:height="4.572cm" svg:x="16.002cm" svg:y="5.334cm">
          <draw:text-box>
            <text:p text:style-name="P15"><text:span text:style-name="T24">This simple code contains 2 distinct errors. <text:s/>As written, most IDE won't detect them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Exercise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1. Download scorecard.py to an empty directory.</text:p>
              </text:list-item>
              <text:list-item>
                <text:p>2. Open in your favorite IDE.</text:p>
              </text:list-item>
              <text:list-item>
                <text:p>3. Does the IDE flag any errors?</text:p>
              </text:list-item>
              <text:list-item>
                <text:p>4. Add <text:span text:style-name="T25">type hints</text:span><text:span text:style-name="T13"> ... one at a time.</text:span></text:p>
              </text:list-item>
              <text:list-item>
                <text:p><text:span text:style-name="T13"><text:s text:c="3"/></text:span><text:span text:style-name="T13">Please don't add them all at once.</text:span></text:p>
              </text:list-item>
              <text:list-item>
                <text:p><text:span text:style-name="T13"><text:s text:c="3"/></text:span><text:span text:style-name="T13">"hint" the parameter to addScore. What happens?</text:span></text:p>
              </text:list-item>
              <text:list-item>
                <text:p><text:span text:style-name="T13"><text:s text:c="3"/></text:span><text:span text:style-name="T13">"hint" the scores List (from typing import List).</text:span></text:p>
              </text:list-item>
              <text:list-item>
                <text:p><text:span text:style-name="T13"><text:s text:c="3"/></text:span><text:span text:style-name="T13">What happens?</text:span></text:p>
              </text:list-item>
              <text:list-item>
                <text:p><text:span text:style-name="T13"><text:s/></text:span></text:p>
              </text:list-item>
              <text:list-item>
                <text:p><text:span text:style-name="T13">For VS Code, if you don't have Pyright extension, then install it. <text:s/>See any difference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4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In Scorecard, the scores are assumed to be numbers.</text:p>
              </text:list-item>
              <text:list-item>
                <text:p>Can we allow scores to be objects?</text:p>
              </text:list-item>
              <text:list-item>
                <text:p text:style-name="P17">quiz_score = Score("Quiz 1", 10.0)</text:p>
              </text:list-item>
              <text:list-item>
                <text:p/>
              </text:list-item>
              <text:list-item>
                <text:p>In Scorecard we could write:</text:p>
              </text:list-item>
            </text:list>
          </draw:text-box>
        </draw:frame>
        <draw:frame draw:style-name="gr6" draw:text-style-name="P20" draw:layer="layout" svg:width="21.082cm" svg:height="5.286cm" svg:x="2.032cm" svg:y="10.667cm">
          <draw:text-box>
            <text:p text:style-name="P18"><text:span text:style-name="T26">def average(self):</text:span></text:p>
            <text:p text:style-name="P18"><text:span text:style-name="T26"><text:s text:c="4"/></text:span><text:span text:style-name="T26"># add the </text:span><text:span text:style-name="T27">values</text:span><text:span text:style-name="T28"> of the score objects</text:span></text:p>
            <text:p text:style-name="P18"><text:span text:style-name="T26"><text:s text:c="4"/></text:span><text:span text:style-name="T26">total = sum(</text:span><text:span text:style-name="T29">float(x)</text:span><text:span text:style-name="T26"> for x in self.scores)</text:span></text:p>
            <text:p text:style-name="P18"><text:span text:style-name="T26"><text:s text:c="4"/></text:span><text:span text:style-name="T26"># don't divide by zero if no scores</text:span></text:p>
            <text:p text:style-name="P19"><text:span text:style-name="T26"><text:s text:c="4"/></text:span><text:span text:style-name="T26">return total/max(1, len(self.scores)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4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What is the <text:span text:style-name="T30">required behavior</text:span><text:span text:style-name="T13"> of a score object,</text:span></text:p>
              </text:list-item>
              <text:list-item>
                <text:p><text:span text:style-name="T13">so that Scorecard can compute the average score?</text:span></text:p>
              </text:list-item>
              <text:list-item>
                <text:p><text:span text:style-name="T13"/></text:p>
              </text:list-item>
              <text:list-item>
                <text:p><text:span text:style-name="T31">def add_score(self, score: </text:span><text:span text:style-name="T32"><text:s text:c="4"/>? <text:s text:c="3"/></text:span><text:span text:style-name="T31">):</text:span></text:p>
              </text:list-item>
              <text:list-item>
                <text:p/>
              </text:list-item>
            </text:list>
          </draw:text-box>
        </draw:frame>
        <draw:frame draw:style-name="gr7" draw:text-style-name="P21" draw:layer="layout" svg:width="7.874cm" svg:height="3.81cm" svg:x="16.002cm" svg:y="13.692cm">
          <draw:text-box>
            <text:p text:style-name="P17"><text:span text:style-name="T33">Score</text:span></text:p>
            <text:p><text:span text:style-name="T15">name: string</text:span></text:p>
            <text:p><text:span text:style-name="T15">score: float</text:span></text:p>
          </draw:text-box>
        </draw:frame>
        <draw:line draw:style-name="gr8" draw:text-style-name="P22" draw:layer="layout" svg:x1="20.066cm" svg:y1="13.692cm" svg:x2="20.066cm" svg:y2="11.984cm">
          <text:p/>
        </draw:line>
        <draw:frame draw:style-name="gr9" draw:text-style-name="P25" draw:layer="layout" svg:width="7.874cm" svg:height="2.621cm" svg:x="16.002cm" svg:y="9.279cm">
          <draw:text-box>
            <text:p text:style-name="P23"><text:span text:style-name="T34"><text:s text:c="9"/></text:span><text:span text:style-name="T35">?</text:span><text:span text:style-name="T34"> <text:s text:c="9"/></text:span></text:p>
            <text:p text:style-name="P24"><text:span text:style-name="T25">Has a float value</text:span></text:p>
          </draw:text-box>
        </draw:frame>
        <draw:frame draw:style-name="gr10" draw:text-style-name="P25" draw:layer="layout" svg:width="10.668cm" svg:height="4.991cm" svg:x="1.524cm" svg:y="10.884cm">
          <draw:text-box>
            <text:p text:style-name="P23"><text:span text:style-name="T25">Is there a "type" we can use that means "this object has a float value, call float(x) to get it"?</text:span></text:p>
          </draw:text-box>
        </draw:frame>
        <draw:line draw:style-name="gr11" draw:text-style-name="P22" draw:layer="layout" svg:x1="11.684cm" svg:y1="12.408cm" svg:x2="16.002cm" svg:y2="10.63cm">
          <text:p/>
        </draw:lin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Resources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Mai's write-up on "type hinting" in ISP19/problems </text:p>
              </text:list-item>
              <text:list-item>
                <text:p>Github repository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19-11-17T14:31:40.364700430</meta:creation-date>
    <meta:editing-cycles>6</meta:editing-cycles>
    <meta:editing-duration>PT2H7M20S</meta:editing-duration>
    <meta:generator>LibreOffice/6.0.7.3$Linux_X86_64 LibreOffice_project/00m0$Build-3</meta:generator>
    <dc:date>2019-11-17T18:53:29.822603520</dc:date>
    <meta:document-statistic meta:object-count="172"/>
  </office:meta>
</office:document-meta>
</file>